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33_a" style:display-name="3a" style:family="table">
      <style:table-properties style:width="6.3854in" fo:margin-left="0in" table:align="left"/>
    </style:style>
    <style:style style:name="_33_a.A" style:display-name="3a.A" style:family="table-column">
      <style:table-column-properties style:column-width="1.375in"/>
    </style:style>
    <style:style style:name="_33_a.B" style:display-name="3a.B" style:family="table-column">
      <style:table-column-properties style:column-width="1.6875in"/>
    </style:style>
    <style:style style:name="_33_a.C" style:display-name="3a.C" style:family="table-column">
      <style:table-column-properties style:column-width="3.3229in"/>
    </style:style>
    <style:style style:name="_33_a.A1" style:display-name="3a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a.C1" style:display-name="3a.C1" style:family="table-cell">
      <style:table-cell-properties fo:padding="0.0382in" fo:border="0.05pt solid #000000"/>
    </style:style>
    <style:style style:name="_33_a.A2" style:display-name="3a.A2" style:family="table-cell">
      <style:table-cell-properties fo:padding="0.0382in" fo:border-left="0.05pt solid #000000" fo:border-right="none" fo:border-top="none" fo:border-bottom="0.05pt solid #000000"/>
    </style:style>
    <style:style style:name="_33_a.C2" style:display-name="3a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0ff5" officeooo:paragraph-rsid="00080ff5"/>
    </style:style>
    <style:style style:name="P2" style:family="paragraph" style:parent-style-name="Standard">
      <style:paragraph-properties fo:text-align="center" style:justify-single-word="false"/>
      <style:text-properties officeooo:rsid="00080ff5" officeooo:paragraph-rsid="00080ff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080ff5" officeooo:paragraph-rsid="00080ff5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80ff5" officeooo:paragraph-rsid="00080ff5" style:font-style-asian="italic" style:font-style-complex="italic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11" style:family="paragraph" style:parent-style-name="Standard" style:list-style-name="L1">
      <style:paragraph-properties fo:text-align="start" style:justify-single-word="false" fo:break-before="page"/>
      <style:text-properties fo:font-style="normal" officeooo:rsid="00080ff5" officeooo:paragraph-rsid="00080ff5" style:font-style-asian="normal" style:font-style-complex="normal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0feb61" officeooo:paragraph-rsid="000feb61"/>
    </style:style>
    <style:style style:name="P16" style:family="paragraph" style:parent-style-name="Table_20_Contents">
      <style:paragraph-properties fo:text-align="center" style:justify-single-word="false"/>
      <style:text-properties officeooo:rsid="0011696f" officeooo:paragraph-rsid="0011696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eb61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</text:p>
      <text:p text:style-name="P1">Fall 2016</text:p>
      <text:p text:style-name="P2">HW 4</text:p>
      <text:list xml:id="list6149769884417952591" text:style-name="L1">
        <text:list-item>
          <text:p text:style-name="P7"><text:s/><text:span text:style-name="T1">Find the values of </text:span><text:span text:style-name="T1"><draw:frame draw:style-name="fr3" draw:name="Object1" text:anchor-type="as-char" svg:y="-0.1484in" svg:width="0.168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1"><draw:frame draw:style-name="fr3" draw:name="Object2" text:anchor-type="as-char" svg:y="-0.1484in" svg:width="0.167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the expression </text:span><text:span text:style-name="T1"><draw:frame draw:style-name="fr3" draw:name="Object3" text:anchor-type="as-char" svg:y="-0.2925in" svg:width="1.8602in" svg:height="0.4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by using the “direct method.”</text:span></text:p>
        </text:list-item>
      </text:list>
      <text:p text:style-name="P3"/>
      <text:p text:style-name="P4"><draw:frame draw:style-name="fr1" draw:name="Frame1" text:anchor-type="paragraph" svg:width="6.5in" draw:z-index="3"><draw:text-box fo:min-height="6in"><text:p text:style-name="P6"><draw:frame draw:style-name="fr3" draw:name="Object18" text:anchor-type="as-char" svg:y="-2.598in" svg:width="5.3228in" svg:height="5.1661in" draw:z-index="11"><draw:object xlink:href="./Object 18" xlink:type="simple" xlink:show="embed" xlink:actuate="onLoad"/><draw:image xlink:href="./ObjectReplacements/Object 18" xlink:type="simple" xlink:show="embed" xlink:actuate="onLoad"/></draw:frame></text:p></draw:text-box></draw:frame></text:p>
      <text:list xml:id="list165532672625987" text:continue-numbering="true" text:style-name="L1">
        <text:list-item>
          <text:p text:style-name="P11"><text:s/><text:span text:style-name="T1">Use the 4</text:span><text:span text:style-name="T3">th</text:span><text:span text:style-name="T1"> order Runge-Kutta method for systems to approximate the solution of the following system of first-order differential equations for </text:span><text:span text:style-name="T1"><draw:frame draw:style-name="fr3" draw:name="Object4" text:anchor-type="as-char" svg:y="-0.1484in" svg:width="0.5866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, and </text:span><text:span text:style-name="T1"><draw:frame draw:style-name="fr3" draw:name="Object5" text:anchor-type="as-char" svg:y="-0.1484in" svg:width="0.5154in" svg:height="0.1839in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1">, and compare the results to the actual solution. </text:span></text:p>
        </text:list-item>
      </text:list>
      <text:p text:style-name="P5"><draw:frame draw:style-name="fr3" draw:name="Object11" text:anchor-type="as-char" svg:y="-0.2543in" svg:width="1.9555in" svg:height="0.4752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<text:tab/>The initial conditions are </text:span><text:span text:style-name="T1"><draw:frame draw:style-name="fr3" draw:name="Object12" text:anchor-type="as-char" svg:y="-0.152in" svg:width="0.6571in" svg:height="0.2134in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">and </text:span><text:span text:style-name="T1"><draw:frame draw:style-name="fr3" draw:name="Object13" text:anchor-type="as-char" svg:y="-0.152in" svg:width="0.6571in" svg:height="0.2134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 For comparison, the exact solutions are <text:tab/></text:span><text:span text:style-name="T1"><draw:frame draw:style-name="fr3" draw:name="Object14" text:anchor-type="as-char" svg:y="-0.2437in" svg:width="1.6154in" svg:height="0.3929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">and </text:span><text:span text:style-name="T1"><draw:frame draw:style-name="fr3" draw:name="Object15" text:anchor-type="as-char" svg:y="-0.2437in" svg:width="1.7165in" svg:height="0.3929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3"/>
      <text:list xml:id="list165532529132091" text:continue-numbering="true" text:style-name="L1">
        <text:list-item>
          <text:p text:style-name="P11"><text:span text:style-name="T1">Consider the initial value, ordinary differential equation, </text:span><text:span text:style-name="T1"><draw:frame draw:style-name="fr3" draw:name="Object6" text:anchor-type="as-char" svg:y="-0.1484in" svg:width="0.695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with </text:span><text:span text:style-name="T1"><draw:frame draw:style-name="fr3" draw:name="Object7" text:anchor-type="as-char" svg:y="-0.152in" svg:width="0.6299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Find </text:span><text:span text:style-name="T1"><draw:frame draw:style-name="fr3" draw:name="Object8" text:anchor-type="as-char" svg:y="-0.152in" svg:width="0.412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for </text:span><text:span text:style-name="T1"><draw:frame draw:style-name="fr3" draw:name="Object9" text:anchor-type="as-char" svg:y="-0.1484in" svg:width="0.74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with a step size of </text:span><text:span text:style-name="T1"><draw:frame draw:style-name="fr3" draw:name="Object10" text:anchor-type="as-char" svg:y="-0.1484in" svg:width="0.5154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using the following method</text:span><text:span text:style-name="T2">s</text:span><text:span text:style-name="T1">:</text:span></text:p>
          <text:list>
            <text:list-item>
              <text:p text:style-name="P9">Euler's Method</text:p>
            </text:list-item>
          </text:list>
        </text:list-item>
      </text:list>
      <text:p text:style-name="P10"><draw:frame draw:style-name="fr1" draw:name="Frame2" text:anchor-type="paragraph" svg:width="6.5in" draw:z-index="17"><draw:text-box fo:min-height="3in"><text:p text:style-name="P6"><draw:frame draw:style-name="fr4" draw:name="Object16" text:anchor-type="as-char" svg:y="-0.4319in" svg:width="2.9839in" svg:height="0.8043in" draw:z-index="23"><draw:object xlink:href="./Object 16" xlink:type="simple" xlink:show="embed" xlink:actuate="onLoad"/><draw:image xlink:href="./ObjectReplacements/Object 16" xlink:type="simple" xlink:show="embed" xlink:actuate="onLoad"/></draw:frame></text:p><text:p text:style-name="P6"/><table:table table:name="3a" table:style-name="_33_a"><table:table-column table:style-name="_33_a.A"/><table:table-column table:style-name="_33_a.B"/><table:table-column table:style-name="_33_a.C"/><table:table-row><table:table-cell table:style-name="_33_a.A1" office:value-type="string"><text:p text:style-name="P15"><draw:frame draw:style-name="fr4" draw:name="Object17" text:anchor-type="as-char" svg:y="-0.1484in" svg:width="0.1283in" svg:height="0.1839in" draw:z-index="24"><draw:object xlink:href="./Object 17" xlink:type="simple" xlink:show="embed" xlink:actuate="onLoad"/><draw:image xlink:href="./ObjectReplacements/Object 17" xlink:type="simple" xlink:show="embed" xlink:actuate="onLoad"/></draw:frame></text:p></table:table-cell><table:table-cell table:style-name="_33_a.A1" office:value-type="string"><text:p text:style-name="P15"><draw:frame draw:style-name="fr4" draw:name="Object19" text:anchor-type="as-char" svg:y="-0.1484in" svg:width="0.2in" svg:height="0.2091in" draw:z-index="25"><draw:object xlink:href="./Object 19" xlink:type="simple" xlink:show="embed" xlink:actuate="onLoad"/><draw:image xlink:href="./ObjectReplacements/Object 19" xlink:type="simple" xlink:show="embed" xlink:actuate="onLoad"/></draw:frame></text:p></table:table-cell><table:table-cell table:style-name="_33_a.C1" office:value-type="string"><text:p text:style-name="P14"><draw:frame draw:style-name="fr4" draw:name="Object20" text:anchor-type="as-char" svg:y="-0.1484in" svg:width="0.2134in" svg:height="0.2091in" draw:z-index="26"><draw:object xlink:href="./Object 20" xlink:type="simple" xlink:show="embed" xlink:actuate="onLoad"/><draw:image xlink:href="./ObjectReplacements/Object 20" xlink:type="simple" xlink:show="embed" xlink:actuate="onLoad"/></draw:frame></text:p></table:table-cell></table:table-row><table:table-row><table:table-cell table:style-name="_33_a.A2" office:value-type="string"><text:p text:style-name="P15">0</text:p></table:table-cell><table:table-cell table:style-name="_33_a.A2" office:value-type="string"><text:p text:style-name="P15">0</text:p></table:table-cell><table:table-cell table:style-name="_33_a.C2" office:value-type="string"><text:p text:style-name="P15">0</text:p></table:table-cell></table:table-row><table:table-row><table:table-cell table:style-name="_33_a.A2" office:value-type="string"><text:p text:style-name="P15">1</text:p></table:table-cell><table:table-cell table:style-name="_33_a.A2" office:value-type="string"><text:p text:style-name="P15">0.1</text:p></table:table-cell><table:table-cell table:style-name="_33_a.C2" office:value-type="string"><text:p text:style-name="P15"><draw:frame draw:style-name="fr4" draw:name="Object21" text:anchor-type="as-char" svg:y="-0.152in" svg:width="1.4661in" svg:height="0.1992in" draw:z-index="27"><draw:object xlink:href="./Object 21" xlink:type="simple" xlink:show="embed" xlink:actuate="onLoad"/><draw:image xlink:href="./ObjectReplacements/Object 21" xlink:type="simple" xlink:show="embed" xlink:actuate="onLoad"/></draw:frame></text:p></table:table-cell></table:table-row><table:table-row><table:table-cell table:style-name="_33_a.A2" office:value-type="string"><text:p text:style-name="P15">2</text:p></table:table-cell><table:table-cell table:style-name="_33_a.A2" office:value-type="string"><text:p text:style-name="P15">0.2</text:p></table:table-cell><table:table-cell table:style-name="_33_a.C2" office:value-type="string"><text:p text:style-name="P15"><draw:frame draw:style-name="fr4" draw:name="Object22" text:anchor-type="as-char" svg:y="-0.152in" svg:width="1.9602in" svg:height="0.1992in" draw:z-index="28"><draw:object xlink:href="./Object 22" xlink:type="simple" xlink:show="embed" xlink:actuate="onLoad"/><draw:image xlink:href="./ObjectReplacements/Object 22" xlink:type="simple" xlink:show="embed" xlink:actuate="onLoad"/></draw:frame></text:p></table:table-cell></table:table-row><table:table-row><table:table-cell table:style-name="_33_a.A2" office:value-type="string"><text:p text:style-name="P15">3</text:p></table:table-cell><table:table-cell table:style-name="_33_a.A2" office:value-type="string"><text:p text:style-name="P15">0.3</text:p></table:table-cell><table:table-cell table:style-name="_33_a.C2" office:value-type="string"><text:p text:style-name="P15"><draw:frame draw:style-name="fr4" draw:name="Object23" text:anchor-type="as-char" svg:y="-0.152in" svg:width="2.211in" svg:height="0.1992in" draw:z-index="29"><draw:object xlink:href="./Object 23" xlink:type="simple" xlink:show="embed" xlink:actuate="onLoad"/><draw:image xlink:href="./ObjectReplacements/Object 23" xlink:type="simple" xlink:show="embed" xlink:actuate="onLoad"/></draw:frame></text:p></table:table-cell></table:table-row><table:table-row><table:table-cell table:style-name="_33_a.A2" office:value-type="string"><text:p text:style-name="P16">4</text:p></table:table-cell><table:table-cell table:style-name="_33_a.A2" office:value-type="string"><text:p text:style-name="P16">0.4</text:p></table:table-cell><table:table-cell table:style-name="_33_a.C2" office:value-type="string"><text:p text:style-name="P15"><draw:frame draw:style-name="fr4" draw:name="Object24" text:anchor-type="as-char" svg:y="-0.152in" svg:width="2.4583in" svg:height="0.1992in" draw:z-index="30"><draw:object xlink:href="./Object 24" xlink:type="simple" xlink:show="embed" xlink:actuate="onLoad"/><draw:image xlink:href="./ObjectReplacements/Object 24" xlink:type="simple" xlink:show="embed" xlink:actuate="onLoad"/></draw:frame></text:p></table:table-cell></table:table-row><table:table-row><table:table-cell table:style-name="_33_a.A2" office:value-type="string"><text:p text:style-name="P16">5</text:p></table:table-cell><table:table-cell table:style-name="_33_a.A2" office:value-type="string"><text:p text:style-name="P16">0.5</text:p></table:table-cell><table:table-cell table:style-name="_33_a.C2" office:value-type="string"><text:p text:style-name="P15"><draw:frame draw:style-name="fr4" draw:name="Object25" text:anchor-type="as-char" svg:y="-0.152in" svg:width="2.6972in" svg:height="0.1992in" draw:z-index="31"><draw:object xlink:href="./Object 25" xlink:type="simple" xlink:show="embed" xlink:actuate="onLoad"/><draw:image xlink:href="./ObjectReplacements/Object 25" xlink:type="simple" xlink:show="embed" xlink:actuate="onLoad"/></draw:frame></text:p></table:table-cell></table:table-row></table:table><text:p text:style-name="P6"/></draw:text-box></draw:frame></text:p>
      <text:list xml:id="list165532456469610" text:continue-numbering="true" text:style-name="L1">
        <text:list-item>
          <text:list>
            <text:list-item>
              <text:p text:style-name="P7"><text:span text:style-name="T1">4</text:span><text:span text:style-name="T3">th</text:span><text:span text:style-name="T1"> order Runge-Kutta</text:span></text:p>
            </text:list-item>
          </text:list>
        </text:list-item>
      </text:list>
      <text:p text:style-name="P3"><draw:frame draw:style-name="fr2" draw:name="Frame3" text:anchor-type="paragraph" svg:x="0.2126in" svg:y="0.0791in" svg:width="6.5in" draw:z-index="18"><draw:text-box fo:min-height="3in"><text:p text:style-name="P6"><draw:frame draw:style-name="fr4" draw:name="Object26" text:anchor-type="as-char" svg:y="-1.1681in" svg:width="3.9752in" svg:height="2.2772in" draw:z-index="32"><draw:object xlink:href="./Object 26" xlink:type="simple" xlink:show="embed" xlink:actuate="onLoad"/><draw:image xlink:href="./ObjectReplacements/Object 26" xlink:type="simple" xlink:show="embed" xlink:actuate="onLoad"/></draw:frame></text:p><text:p text:style-name="P6"/><text:p text:style-name="P6"/></draw:text-box></draw:frame><text:span text:style-name="T1"/></text:p>
      <text:list xml:id="list165532352675392" text:continue-numbering="true" text:style-name="L1">
        <text:list-item>
          <text:list>
            <text:list-item>
              <text:p text:style-name="P9">Adams-Bashforth 2-step</text:p>
            </text:list-item>
          </text:list>
        </text:list-item>
      </text:list>
      <text:p text:style-name="P10"><draw:frame draw:style-name="fr1" draw:name="Frame4" text:anchor-type="paragraph" svg:width="6.5in" draw:z-index="19"><draw:text-box fo:min-height="3in"><text:p text:style-name="P12"/></draw:text-box></draw:frame><text:soft-page-break/></text:p>
      <text:list xml:id="list165532191276046" text:continue-numbering="true" text:style-name="L1">
        <text:list-item>
          <text:list>
            <text:list-item>
              <text:p text:style-name="P9">Adams-Moulton 2-step</text:p>
            </text:list-item>
          </text:list>
        </text:list-item>
      </text:list>
      <text:p text:style-name="P10"><draw:frame draw:style-name="fr1" draw:name="Frame5" text:anchor-type="paragraph" svg:width="6.5in" draw:z-index="20"><draw:text-box fo:min-height="3in"><text:p text:style-name="P12"/></draw:text-box></draw:frame></text:p>
      <text:list xml:id="list165532877918269" text:continue-numbering="true" text:style-name="L1">
        <text:list-item>
          <text:list>
            <text:list-item>
              <text:p text:style-name="P9">Improved Euler</text:p>
            </text:list-item>
          </text:list>
        </text:list-item>
      </text:list>
      <text:p text:style-name="P10"><draw:frame draw:style-name="fr1" draw:name="Frame6" text:anchor-type="paragraph" svg:width="6.5in" draw:z-index="21"><draw:text-box fo:min-height="3in"><text:p text:style-name="P12"/></draw:text-box></draw:frame><text:soft-page-break/></text:p>
      <text:list xml:id="list165533391685109" text:continue-numbering="true" text:style-name="L1">
        <text:list-item>
          <text:list>
            <text:list-item>
              <text:p text:style-name="P9">Predictor Corrector using the Adams-Bashforth 4-step for the predictor and the Adams-Moulton 3-step as the corrector. </text:p>
            </text:list-item>
          </text:list>
        </text:list-item>
      </text:list>
      <text:p text:style-name="P10"/>
      <text:p text:style-name="P10"><draw:frame draw:style-name="fr1" draw:name="Frame7" text:anchor-type="paragraph" svg:width="6.5in" draw:z-index="22"><draw:text-box fo:min-height="3in"><text:p text:style-name="P12"/></draw:text-box></draw:frame>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46:09.121154159</meta:creation-date>
    <meta:generator>LibreOffice/5.1.4.2$Linux_X86_64 LibreOffice_project/10m0$Build-2</meta:generator>
    <dc:date>2016-11-09T16:54:59.544086686</dc:date>
    <meta:editing-duration>PT1H51M10S</meta:editing-duration>
    <meta:editing-cycles>8</meta:editing-cycles>
    <meta:document-statistic meta:table-count="1" meta:image-count="0" meta:object-count="26" meta:page-count="5" meta:paragraph-count="40" meta:word-count="136" meta:character-count="769" meta:non-whitespace-character-count="659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h</mi>
      <mo stretchy="false">=</mo>
      <mn>0.1</mn>
    </mrow>
    <annotation encoding="StarMath 5.0">h = 0.1</annotation>
  </semantics>
</math>
</file>

<file path=Object 11/content.xml><?xml version="1.0" encoding="utf-8"?>
<math xmlns="http://www.w3.org/1998/Math/MathML" display="block">
  <semantics>
    <mtable>
      <mtr>
        <mtd>
          <mrow>
            <mi>u</mi>
            <mrow>
              <msub>
                <mi>'</mi>
                <mn>1</mn>
              </msub>
              <mo stretchy="false">=</mo>
              <mn>3</mn>
            </mrow>
            <mrow>
              <msub>
                <mi>u</mi>
                <mn>1</mn>
              </msub>
              <mo stretchy="false">+</mo>
              <mn>2</mn>
            </mrow>
            <mrow>
              <msub>
                <mi>u</mi>
                <mn>2</mn>
              </msub>
              <mo stretchy="false">−</mo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row>
            <mi>u</mi>
            <mrow>
              <msub>
                <mi>'</mi>
                <mn>2</mn>
              </msub>
              <mo stretchy="false">=</mo>
              <mn>4</mn>
            </mrow>
            <mrow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row>
                <mo fence="true" stretchy="false">(</mo>
                <mrow>
                  <mrow>
                    <mrow>
                      <msup>
                        <mi>t</mi>
                        <mn>2</mn>
                      </msup>
                      <mo stretchy="false">+</mo>
                      <mn>2</mn>
                    </mrow>
                    <mrow>
                      <mi>t</mi>
                      <mo stretchy="false">−</mo>
                      <mn>4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</mtable>
    <annotation encoding="StarMath 5.0">u'_1 = 3 u_1 + 2u_2 - ( 2t^2 +1 ) e^{ 2t } newline
u'_2 = 4u_1 + u_2 + ( t^2 + 2t - 4 ) e^{ 2t }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1 ( 0 ) = 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2 ( 0 ) = 1</annotation>
  </semantics>
</math>
</file>

<file path=Object 14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−</mo>
        <mfrac>
          <mn>1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e</mi>
          <mrow>
            <mn>2</mn>
            <mi>t</mi>
          </mrow>
        </msup>
      </mrow>
    </mrow>
    <annotation encoding="StarMath 5.0">u_1 ( t ) = 1 over 3 e^{ 5t } - 1 over 3 e^-t + e^2t</annotation>
  </semantics>
</math>
</file>

<file path=Object 15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+</mo>
        <mfrac>
          <mn>2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t</mi>
          <mn>2</mn>
        </msup>
      </mrow>
      <msup>
        <mi>e</mi>
        <mrow>
          <mn>2</mn>
          <mi>t</mi>
        </mrow>
      </msup>
    </mrow>
    <annotation encoding="StarMath 5.0">u_2 ( t ) = 1 over 3 e^5t + 2 over 3 e^-t + t^2 e^2t</annotation>
  </semantics>
</math>
</file>

<file path=Object 16/content.xml><?xml version="1.0" encoding="utf-8"?>
<math xmlns="http://www.w3.org/1998/Math/MathML" display="block">
  <semantics>
    <mtable>
      <mtr>
        <mtd>
          <mtext>Recall that the Euler's Method is written as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i>h</mi>
              </mrow>
            </mrow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text>In this problem, </mtext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i>x</mi>
                <mo stretchy="false">+</mo>
                <mi>y</mi>
              </mrow>
            </mrow>
            <mtext> and </mtext>
            <mrow>
              <mi>h</mi>
              <mo stretchy="false">=</mo>
              <mn>0.1</mn>
            </mrow>
            <mi>.</mi>
          </mrow>
        </mtd>
      </mtr>
      <mtr>
        <mtd>
          <mtext>Using this, we derive the following table:</mtext>
        </mtd>
      </mtr>
    </mtable>
    <annotation encoding="StarMath 5.0">"Recall that the Euler's Method is written as" newline
y_{ i + 1 } = y_i + h f( x_i, y_i )
newline
"In this problem, " f( x, y ) = x + y " and " h = 0.1 . newline
"Using this, we derive the following table:"</annotation>
  </semantics>
</math>
</file>

<file path=Object 17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table>
      <mtr>
        <mtd>
          <mrow>
            <mtext>Note that we want to find </mtext>
            <mi>a</mi>
            <mtext> and </mtext>
            <mi>b</mi>
            <mtext> such that 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≈</mo>
              <mi>a</mi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i>b</mi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  <mtr>
        <mtd>
          <mrow>
            <mtext>Using the direct method, we first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( linear combination allows this )</mtext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n>1</mn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</mtable>
        </mtd>
      </mtr>
      <mtr>
        <mtd>
          <mrow>
            <mtext>Similarly, we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i>x</mi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=</mo>
                          <mfrac>
                            <mn>1</mn>
                            <mn>3</mn>
                          </mfrac>
                        </mrow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row>
                        <mi>x</mi>
                        <mo stretchy="false">=</mo>
                        <mfrac>
                          <mn>2</mn>
                          <mn>3</mn>
                        </mfrac>
                      </mrow>
                    </mrow>
                    <mo fence="true" stretchy="false">)</mo>
                  </mrow>
                </mrow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</mrow>
              </mtd>
            </mtr>
          </mtable>
        </mtd>
      </mtr>
      <mtr>
        <mtd>
          <mrow>
            <mtext>Now with this system of equations we solve for </mtext>
            <mi>a</mi>
            <mtext> and </mtext>
            <mi>b</mi>
          </mrow>
        </mtd>
      </mtr>
      <mtr>
        <mtd>
          <mtable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  <mi>,</mi>
                </mrow>
              </mtd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i>a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b</mi>
                        </mrow>
                      </mrow>
                      <mo fence="true" stretchy="false">)</mo>
                    </mrow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n>2</mn>
                    <mo stretchy="false">−</mo>
                    <mn>2</mn>
                  </mrow>
                  <mrow>
                    <mi>b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i>b</mi>
                  <mi>,</mi>
                </mrow>
              </mtd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</mtable>
        </mtd>
      </mtr>
      <mtr>
        <mtd>
          <mtext>Thus we have </mtext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frac>
                <mn>1</mn>
                <mn>2</mn>
              </mfrac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</mtable>
    <annotation encoding="StarMath 5.0">"Note that we want to find " a " and " b " such that " newline
int from 0 to 1 f( x )dx approx a f( 1 over 3 ) + b f( 2 over 3 ) newline
"Using the direct method, we first let " f( x ) = 1 " ( linear combination allows this )"
newline
matrix { 
int from 0 to 1 1 dx # {} =  {} # a ( 1 ) + b( 1 )
##
1 # {  } = {  } # a + b
 }
newline
"Similarly, we let " f( x ) = x
newline
matrix { 
int from 0 to 1 x dx # {  } = {  } # a ( x = 1 over 3 ) + b ( x = 2 over 3 )
##
1 over 2 # {  } = {  } # 1 over 3 a + 2 over 3 b
}
newline
"Now with this system of equations we solve for " a " and " b
newline
matrix { 
1 over 2 # {  } = {  } # 1 over 3 a + 2 over 3 b, # 1 # {  } = {  } # a + b
##
3 # {  } = {  } # 2 a + 4 b, # 1 - b # {  } = {  } # a
##
3 # {  } = {  } # 2 (1 - b) + 4 b, # 1 - b # {  } = {  } # a
##
3 # {  } = {  } # 2 - 2b + 4 b, # 1 - b # {  } = {  } # a
##
1 # {  } = {  } # 2 b, # 1 - b # {  } = {  } # a
##
1 over 2 # {  } = {  } #  b, # 1 over 2 # {  } = {  } # a
}
newline
"Thus we have " 
newline
int from 0 to 1 f( x ) approx 1 over 2 f( 1 over 3 ) + 1 over 2 f( 2 over 3 )
</annotation>
  </semantics>
</math>
</file>

<file path=Object 1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1/content.xml><?xml version="1.0" encoding="utf-8"?>
<math xmlns="http://www.w3.org/1998/Math/MathML" display="block">
  <semantics>
    <mrow>
      <mrow>
        <mn>0</mn>
        <mo stretchy="false">+</mo>
        <mn>0.1</mn>
      </mrow>
      <mrow>
        <mrow>
          <mo fence="true" stretchy="false">(</mo>
          <mrow>
            <mrow>
              <mn>0.1</mn>
              <mo stretchy="false">+</mo>
              <mn>0</mn>
            </mrow>
          </mrow>
          <mo fence="true" stretchy="false">)</mo>
        </mrow>
        <mo stretchy="false">=</mo>
        <mn>0.01</mn>
      </mrow>
    </mrow>
    <annotation encoding="StarMath 5.0">0 + 0.1 ( 0.1 + 0 ) = 0.01</annotation>
  </semantics>
</math>
</file>

<file path=Object 22/content.xml><?xml version="1.0" encoding="utf-8"?>
<math xmlns="http://www.w3.org/1998/Math/MathML" display="block">
  <semantics>
    <mrow>
      <mrow>
        <mn>0.01</mn>
        <mo stretchy="false">+</mo>
        <mn>0.1</mn>
      </mrow>
      <mrow>
        <mrow>
          <mo fence="true" stretchy="false">(</mo>
          <mrow>
            <mrow>
              <mn>0.2</mn>
              <mo stretchy="false">+</mo>
              <mn>0.01</mn>
            </mrow>
          </mrow>
          <mo fence="true" stretchy="false">)</mo>
        </mrow>
        <mo stretchy="false">=</mo>
        <mn>0.031</mn>
      </mrow>
    </mrow>
    <annotation encoding="StarMath 5.0">0.01 + 0.1 ( 0.2 + 0.01 ) = 0.031</annotation>
  </semantics>
</math>
</file>

<file path=Object 23/content.xml><?xml version="1.0" encoding="utf-8"?>
<math xmlns="http://www.w3.org/1998/Math/MathML" display="block">
  <semantics>
    <mrow>
      <mrow>
        <mn>0.031</mn>
        <mo stretchy="false">+</mo>
        <mn>0.1</mn>
      </mrow>
      <mrow>
        <mrow>
          <mo fence="true" stretchy="false">(</mo>
          <mrow>
            <mrow>
              <mn>0.3</mn>
              <mo stretchy="false">+</mo>
              <mn>0.031</mn>
            </mrow>
          </mrow>
          <mo fence="true" stretchy="false">)</mo>
        </mrow>
        <mo stretchy="false">=</mo>
        <mn>0.0641</mn>
      </mrow>
    </mrow>
    <annotation encoding="StarMath 5.0">0.031 + 0.1 ( 0.3 + 0.031 ) = 0.0641</annotation>
  </semantics>
</math>
</file>

<file path=Object 24/content.xml><?xml version="1.0" encoding="utf-8"?>
<math xmlns="http://www.w3.org/1998/Math/MathML" display="block">
  <semantics>
    <mrow>
      <mrow>
        <mn>0.0641</mn>
        <mo stretchy="false">+</mo>
        <mn>0.1</mn>
      </mrow>
      <mrow>
        <mrow>
          <mo fence="true" stretchy="false">(</mo>
          <mrow>
            <mrow>
              <mn>0.4</mn>
              <mo stretchy="false">+</mo>
              <mn>0.0641</mn>
            </mrow>
          </mrow>
          <mo fence="true" stretchy="false">)</mo>
        </mrow>
        <mo stretchy="false">=</mo>
        <mn>0.11051</mn>
      </mrow>
    </mrow>
    <annotation encoding="StarMath 5.0">0.0641 + 0.1 ( 0.4 + 0.0641 ) = 0.11051</annotation>
  </semantics>
</math>
</file>

<file path=Object 25/content.xml><?xml version="1.0" encoding="utf-8"?>
<math xmlns="http://www.w3.org/1998/Math/MathML" display="block">
  <semantics>
    <mrow>
      <mrow>
        <mn>0.11051</mn>
        <mo stretchy="false">+</mo>
        <mn>0.1</mn>
      </mrow>
      <mrow>
        <mrow>
          <mo fence="true" stretchy="false">(</mo>
          <mrow>
            <mrow>
              <mn>0.5</mn>
              <mo stretchy="false">+</mo>
              <mn>0.11051</mn>
            </mrow>
          </mrow>
          <mo fence="true" stretchy="false">)</mo>
        </mrow>
        <mo stretchy="false">=</mo>
        <mn>0.171561</mn>
      </mrow>
    </mrow>
    <annotation encoding="StarMath 5.0">0.11051 + 0.1 ( 0.5 + 0.11051 ) = 0.171561</annotation>
  </semantics>
</math>
</file>

<file path=Object 26/content.xml><?xml version="1.0" encoding="utf-8"?>
<math xmlns="http://www.w3.org/1998/Math/MathML" display="block">
  <semantics>
    <mtable>
      <mtr>
        <mtd>
          <mtext>Recall that the 4th order Runge-Kutta method is written as</mtext>
        </mtd>
      </mtr>
      <mtr>
        <mtd>
          <mrow>
            <mrow>
              <msub>
                <mi>k</mi>
                <mn>1</mn>
              </msub>
              <mo stretchy="false">=</mo>
              <mi mathvariant="italic">hf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2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1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3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2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4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  <mi>,</mi>
                  <mrow>
                    <msub>
                      <mi>y</mi>
                      <mi>i</mi>
                    </msub>
                    <mo stretchy="false">+</mo>
                    <msub>
                      <mi>k</mi>
                      <mn>3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n>1</mn>
                  <mn>6</mn>
                </mfrac>
              </mrow>
            </mrow>
            <mrow>
              <mo fence="true" stretchy="false">(</mo>
              <mrow>
                <mrow>
                  <mrow>
                    <msub>
                      <mi>k</mi>
                      <mn>1</mn>
                    </msub>
                    <mo stretchy="false">+</mo>
                    <mn>2</mn>
                  </mrow>
                  <mrow>
                    <msub>
                      <mi>k</mi>
                      <mn>2</mn>
                    </msub>
                    <mo stretchy="false">+</mo>
                    <mn>2</mn>
                  </mrow>
                  <mrow>
                    <msub>
                      <mi>k</mi>
                      <mn>3</mn>
                    </msub>
                    <mo stretchy="false">+</mo>
                    <msub>
                      <mi>k</mi>
                      <mn>4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text>Using this for the ODE </mtext>
            <mi>y</mi>
            <mrow>
              <mi>'</mi>
              <mo stretchy="false">=</mo>
              <mrow>
                <mi>x</mi>
                <mo stretchy="false">+</mo>
                <mi>y</mi>
              </mrow>
            </mrow>
            <mi>,</mi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text>We have the following table:</mtext>
        </mtd>
      </mtr>
    </mtable>
    <annotation encoding="StarMath 5.0">"Recall that the 4th order Runge-Kutta method is written as" newline
k_1 = hf( x_i, y_i ) newline
k_2 = hf( x_i + h over 2, y_i + k_1 over 2 ) newline
k_3 = hf( x_i + h over 2, y_i + k_2 over 2 ) newline
k_4 = hf( x_i + h, y_i + k_3  ) newline
y_{ i + 1 } = y_i + 1 over 6 ( k_1 + 2k_2 + 2k_3 + k_4 ) newline
"Using this for the ODE " y' = x + y, y( 0 ) = 0 
newline
"We have the following table:"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i>a</mi>
      </mrow>
      <mi>f</mi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+</mo>
        <mi>b</mi>
      </mrow>
      <mi>f</mi>
      <mrow>
        <mo fence="true" stretchy="false">(</mo>
        <mrow>
          <mfrac>
            <mn>2</mn>
            <mn>3</mn>
          </mfrac>
        </mrow>
        <mo fence="true" stretchy="false">)</mo>
      </mrow>
    </mrow>
    <annotation encoding="StarMath 5.0">int from 0 to 1 f( x ) dx approx a f( 1 over 3 ) + b f( 2 over 3 )</annotation>
  </semantics>
</math>
</file>

<file path=Object 4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 t &lt;= 1</annotation>
  </semantics>
</math>
</file>

<file path=Object 5/content.xml><?xml version="1.0" encoding="utf-8"?>
<math xmlns="http://www.w3.org/1998/Math/MathML" display="block">
  <semantics>
    <mrow>
      <mi>h</mi>
      <mo stretchy="false">=</mo>
      <mn>0.2</mn>
    </mrow>
    <annotation encoding="StarMath 5.0">h = 0.2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row>
          <mi>x</mi>
          <mo stretchy="false">+</mo>
          <mi>y</mi>
        </mrow>
      </mrow>
    </mrow>
    <annotation encoding="StarMath 5.0">y' = x + y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( 0 )=0</annotation>
  </semantics>
</math>
</file>

<file path=Object 8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9/content.xml><?xml version="1.0" encoding="utf-8"?>
<math xmlns="http://www.w3.org/1998/Math/MathML" display="block">
  <semantics>
    <mrow>
      <mn>0</mn>
      <mo stretchy="false">≤</mo>
      <mi>x</mi>
      <mo stretchy="false">≤</mo>
      <mn>0.5</mn>
    </mrow>
    <annotation encoding="StarMath 5.0">0 &lt;= x &lt;= 0.5</annotation>
  </semantics>
</math>
</file>